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50000013744B942605D912644.png" manifest:media-type="image/png"/>
  <manifest:file-entry manifest:full-path="Pictures/100000000000019B000001068C8F54E144743CB4.png" manifest:media-type="image/png"/>
  <manifest:file-entry manifest:full-path="Pictures/10000201000002CC000001739E64F4814C9A0BA9.png" manifest:media-type="image/png"/>
  <manifest:file-entry manifest:full-path="Pictures/10000201000002CC00000173B8C85BCECEBBBA65.png" manifest:media-type="image/png"/>
  <manifest:file-entry manifest:full-path="Pictures/10000201000002CC0000017320135579AD881C0E.png" manifest:media-type="image/png"/>
  <manifest:file-entry manifest:full-path="Pictures/10000201000000110000000AE16CDFB4C96690B8.png" manifest:media-type="image/png"/>
  <manifest:file-entry manifest:full-path="Pictures/10000201000002CC000001738D5F5F1DA4B4C0A7.png" manifest:media-type="image/png"/>
  <manifest:file-entry manifest:full-path="Pictures/10000201000002CC00000173CB977EB53DC10E02.png" manifest:media-type="image/png"/>
  <manifest:file-entry manifest:full-path="Pictures/10000201000002A5000001BEFEDEA5E1F8E4C1D0.png" manifest:media-type="image/png"/>
  <manifest:file-entry manifest:full-path="Pictures/100002000000004000000040A65F96BC6FC673EA.png" manifest:media-type="image/png"/>
  <manifest:file-entry manifest:full-path="Pictures/1000020100000457000001DF29932D0B0A614918.png" manifest:media-type="image/png"/>
  <manifest:file-entry manifest:full-path="Pictures/100002000000002000000020DE3E8490DF0DAE50.png" manifest:media-type="image/png"/>
  <manifest:file-entry manifest:full-path="Pictures/10000201000001BF0000017A0C41DDC2E5423162.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C00000173AFEECF43A2DF433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2438*"/>
    </style:style>
    <style:style style:name="Table5.B" style:family="table-column">
      <style:table-column-properties style:column-width="6.193cm" style:rel-column-width="3511*"/>
    </style:style>
    <style:style style:name="Table5.C" style:family="table-column">
      <style:table-column-properties style:column-width="6.507cm" style:rel-column-width="36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247a91"/>
    </style:style>
    <style:style style:name="P4" style:family="paragraph" style:parent-style-name="Text_20_body">
      <style:text-properties officeooo:paragraph-rsid="00733b65"/>
    </style:style>
    <style:style style:name="P5" style:family="paragraph" style:parent-style-name="Text_20_body">
      <style:text-properties officeooo:paragraph-rsid="0106cd58"/>
    </style:style>
    <style:style style:name="P6" style:family="paragraph" style:parent-style-name="Text_20_body">
      <style:text-properties officeooo:rsid="00e6d16c"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officeooo:rsid="011654d7" officeooo:paragraph-rsid="011654d7"/>
    </style:style>
    <style:style style:name="P11" style:family="paragraph" style:parent-style-name="Text_20_body">
      <style:text-properties fo:language="en" fo:country="US" officeooo:rsid="001f0121" officeooo:paragraph-rsid="01247a91"/>
    </style:style>
    <style:style style:name="P12" style:family="paragraph" style:parent-style-name="Text_20_Note">
      <style:text-properties officeooo:rsid="0136d94a" officeooo:paragraph-rsid="0133367d"/>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c65f4" officeooo:paragraph-rsid="0106cd58"/>
    </style:style>
    <style:style style:name="P16" style:family="paragraph" style:parent-style-name="Text_20_Note">
      <style:text-properties officeooo:rsid="00e23499" officeooo:paragraph-rsid="0106cd58"/>
    </style:style>
    <style:style style:name="P17" style:family="paragraph" style:parent-style-name="Text_20_Note">
      <style:text-properties officeooo:paragraph-rsid="01247a91"/>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2e6f6b"/>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LOList_20_1_5f_TextBody">
      <style:text-properties officeooo:paragraph-rsid="0106cd58"/>
    </style:style>
    <style:style style:name="P32" style:family="paragraph" style:parent-style-name="Caption">
      <style:paragraph-properties fo:margin-top="0cm" fo:margin-bottom="0.101cm" loext:contextual-spacing="false" style:writing-mode="page"/>
      <style:text-properties officeooo:paragraph-rsid="0106cd58"/>
    </style:style>
    <style:style style:name="P33" style:family="paragraph" style:parent-style-name="Text_20_body" style:master-page-name="">
      <style:paragraph-properties fo:keep-together="always" fo:orphans="0" fo:widows="0" style:page-number="auto" style:writing-mode="page"/>
      <style:text-properties officeooo:paragraph-rsid="0106cd58"/>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051a41"/>
    </style:style>
    <style:style style:name="P36" style:family="paragraph" style:parent-style-name="Text_20_body">
      <style:paragraph-properties fo:margin-top="0cm" fo:margin-bottom="0cm" loext:contextual-spacing="false"/>
      <style:text-properties officeooo:rsid="00bc3272" officeooo:paragraph-rsid="00bc3272"/>
    </style:style>
    <style:style style:name="P37" style:family="paragraph" style:parent-style-name="Text_20_body">
      <style:paragraph-properties fo:margin-top="0cm" fo:margin-bottom="0cm" loext:contextual-spacing="false"/>
      <style:text-properties officeooo:rsid="00fa4cbc" officeooo:paragraph-rsid="01247a91"/>
    </style:style>
    <style:style style:name="P38" style:family="paragraph" style:parent-style-name="Text_20_body">
      <style:paragraph-properties fo:margin-top="0cm" fo:margin-bottom="0cm" loext:contextual-spacing="false"/>
      <style:text-properties officeooo:rsid="00f4c0c2" officeooo:paragraph-rsid="01247a91"/>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Heading_20_Tip">
      <style:text-properties officeooo:paragraph-rsid="0106cd58"/>
    </style:style>
    <style:style style:name="P41" style:family="paragraph" style:parent-style-name="Heading_20_2">
      <style:text-properties officeooo:paragraph-rsid="01247a91"/>
    </style:style>
    <style:style style:name="P42" style:family="paragraph" style:parent-style-name="Heading_20_2">
      <style:text-properties officeooo:paragraph-rsid="0106cd58"/>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Text_20_Note">
      <style:text-properties officeooo:paragraph-rsid="014231e3"/>
    </style:style>
    <style:style style:name="P46" style:family="paragraph" style:parent-style-name="Heading_20_Note">
      <style:text-properties officeooo:paragraph-rsid="01247a91"/>
    </style:style>
    <style:style style:name="P47" style:family="paragraph" style:parent-style-name="Heading_20_Note">
      <style:text-properties officeooo:paragraph-rsid="0106cd58"/>
    </style:style>
    <style:style style:name="P48" style:family="paragraph" style:parent-style-name="Heading_20_Note">
      <style:text-properties officeooo:rsid="00ec65f4" officeooo:paragraph-rsid="0106cd58"/>
    </style:style>
    <style:style style:name="P49" style:family="paragraph" style:parent-style-name="Heading_20_Note">
      <style:text-properties officeooo:paragraph-rsid="014231e3"/>
    </style:style>
    <style:style style:name="P50" style:family="paragraph" style:parent-style-name="List_20_2">
      <style:text-properties officeooo:paragraph-rsid="0106cd58"/>
    </style:style>
    <style:style style:name="P51" style:family="paragraph" style:parent-style-name="List_20_1">
      <style:text-properties officeooo:paragraph-rsid="0106cd58"/>
    </style:style>
    <style:style style:name="P52" style:family="paragraph" style:parent-style-name="List_20_1" style:list-style-name="List_20_1">
      <style:text-properties officeooo:rsid="00d2cb56" officeooo:paragraph-rsid="010b706b"/>
    </style:style>
    <style:style style:name="P53" style:family="paragraph" style:parent-style-name="Footer">
      <style:paragraph-properties fo:text-align="start" style:justify-single-word="false"/>
      <style:text-properties officeooo:paragraph-rsid="01401bf1"/>
    </style:style>
    <style:style style:name="P54" style:family="paragraph" style:parent-style-name="Numbering_20_1">
      <style:text-properties officeooo:paragraph-rsid="0106cd58"/>
    </style:style>
    <style:style style:name="P55" style:family="paragraph" style:parent-style-name="Numbering_20_1" style:master-page-name="">
      <style:paragraph-properties style:page-number="auto" fo:keep-with-next="always"/>
      <style:text-properties officeooo:paragraph-rsid="0106cd58"/>
    </style:style>
    <style:style style:name="P56" style:family="paragraph" style:parent-style-name="Heading_20_3">
      <style:text-properties officeooo:rsid="01040c4d" officeooo:paragraph-rsid="01247a91"/>
    </style:style>
    <style:style style:name="P57" style:family="paragraph" style:parent-style-name="Heading_20_3">
      <style:text-properties officeooo:paragraph-rsid="0106cd58"/>
    </style:style>
    <style:style style:name="P58" style:family="paragraph" style:parent-style-name="Text_20_body">
      <style:text-properties officeooo:paragraph-rsid="0106cd58"/>
    </style:style>
    <style:style style:name="P59" style:family="paragraph" style:parent-style-name="Text_20_body">
      <style:text-properties officeooo:paragraph-rsid="014231e3"/>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06cd58"/>
    </style:style>
    <style:style style:name="P62" style:family="paragraph" style:parent-style-name="Heading_20_1" style:master-page-name="LOFrontMatter">
      <style:paragraph-properties style:page-number="auto"/>
      <style:text-properties fo:language="en" fo:country="US" officeooo:paragraph-rsid="01247a91"/>
    </style:style>
    <style:style style:name="P63" style:family="paragraph" style:parent-style-name="Heading_20_1" style:master-page-name="Standard">
      <style:paragraph-properties style:page-number="auto" fo:break-before="auto" fo:break-after="auto"/>
      <style:text-properties fo:language="en" fo:country="US" officeooo:paragraph-rsid="0106cd58"/>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006b7bb"/>
    </style:style>
    <style:style style:name="T13" style:family="text">
      <style:text-properties officeooo:rsid="010f07f0"/>
    </style:style>
    <style:style style:name="T14" style:family="text">
      <style:text-properties text:display="none"/>
    </style:style>
    <style:style style:name="T15" style:family="text">
      <style:text-properties fo:language="en" fo:country="US"/>
    </style:style>
    <style:style style:name="T16" style:family="text">
      <style:text-properties fo:language="en" fo:country="US" officeooo:rsid="00f475a7"/>
    </style:style>
    <style:style style:name="T17" style:family="text">
      <style:text-properties fo:language="en" fo:country="US" officeooo:rsid="00ead278"/>
    </style:style>
    <style:style style:name="T18" style:family="text">
      <style:text-properties officeooo:rsid="00f475a7"/>
    </style:style>
    <style:style style:name="T19" style:family="text">
      <style:text-properties officeooo:rsid="0104f082"/>
    </style:style>
    <style:style style:name="T20" style:family="text">
      <style:text-properties officeooo:rsid="01256f74"/>
    </style:style>
    <style:style style:name="T21" style:family="text">
      <style:text-properties officeooo:rsid="0126be86"/>
    </style:style>
    <style:style style:name="T22" style:family="text">
      <style:text-properties officeooo:rsid="0127ee4d"/>
    </style:style>
    <style:style style:name="T23" style:family="text">
      <style:text-properties officeooo:rsid="01285a79"/>
    </style:style>
    <style:style style:name="T24" style:family="text">
      <style:text-properties officeooo:rsid="0129a983"/>
    </style:style>
    <style:style style:name="T25" style:family="text">
      <style:text-properties officeooo:rsid="012e6f6b"/>
    </style:style>
    <style:style style:name="T26" style:family="text">
      <style:text-properties officeooo:rsid="01401bf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60"/>
      <text:p text:style-name="P25"><draw:frame draw:style-name="fr5"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22">Kapitola 12 <text:s/><text:line-break/>Vytváříme <text:span text:style-name="T6">HTML soubory</text:span></text:p>
      <text:p text:style-name="P23">Ukládáme dokumenty jako soubory HTML</text:p>
      <text:section text:style-name="Sect1" text:name="GS6012S1" text:condition="ooow:book eq 1" text:display="condition">
        <text:h text:style-name="P62" text:outline-level="1"><text:bookmark-start text:name="__RefHeading___Toc60469_3685835669"/>Autorská práva<text:bookmark-end text:name="__RefHeading___Toc60469_3685835669"/></text:h>
        <text:p text:style-name="P3">This document is Copyright © 201<text:span text:style-name="T18">8</text:span> by the LibreOffice Documentation Team. Přispěvatelé jsou uvedeni níže. You may distribute it and/or modify it under the terms of either th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11">Všechny ochranné známky uvedené v této příručce patří jejich vlastníkům.</text:p>
        <text:h text:style-name="P41" text:outline-level="2"><text:bookmark-start text:name="__RefHeading__5638_15665686441"/>Přispěvatelé<text:bookmark-end text:name="__RefHeading__5638_15665686441"/></text:h>
        <text:p text:style-name="P3">Tato kniha byla vytvořena úpravami a aktualizacemi knihy <text:span text:style-name="LOEmphasis">Getting Started with OpenOffice.org 3.3</text:span>.</text:p>
        <text:h text:style-name="P56" text:outline-level="3"><text:bookmark-start text:name="__RefHeading___Toc1847_1473846649"/>Pro <text:span text:style-name="T26">t</text:span>oto <text:span text:style-name="T26">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7">Olivier Hallot</text:p>
            </table:table-cell>
            <table:table-cell office:value-type="string">
              <text:p text:style-name="P38">Dave Barton</text:p>
            </table:table-cell>
            <table:table-cell office:value-type="string">
              <text:p text:style-name="P37">Dan Lewis</text:p>
            </table:table-cell>
          </table:table-row>
        </table:table>
        <text:h text:style-name="P56" text:outline-level="3"><text:bookmark-start text:name="__RefHeading___Toc1849_1473846649"/>To <text:span text:style-name="T26">previous</text:span> <text:span text:style-name="T26">e</text:span>dition<text:span text:style-name="T19">s</text:span><text:bookmark-end text:name="__RefHeading___Toc1849_1473846649"/></text:h>
        <table:table table:name="Table6" table:style-name="Table6">
          <table:table-column table:style-name="Table6.A" table:number-columns-repeated="3"/>
          <table:table-row>
            <table:table-cell table:style-name="Table6.A1" office:value-type="string">
              <text:p text:style-name="P34">Agnes Belzunce</text:p>
            </table:table-cell>
            <table:table-cell table:style-name="Table6.A1" office:value-type="string">
              <text:p text:style-name="P34">Peter Hillier-Brook</text:p>
            </table:table-cell>
            <table:table-cell table:style-name="Table6.A1" office:value-type="string">
              <text:p text:style-name="P34">Ian Laurenson</text:p>
            </table:table-cell>
          </table:table-row>
          <table:table-row>
            <table:table-cell table:style-name="Table6.A1" office:value-type="string">
              <text:p text:style-name="P34">Peter Kupfer</text:p>
            </table:table-cell>
            <table:table-cell table:style-name="Table6.A1" office:value-type="string">
              <text:p text:style-name="P34">Jean Hollis Weber</text:p>
            </table:table-cell>
            <table:table-cell table:style-name="Table6.A1" office:value-type="string">
              <text:p text:style-name="P34">Linda Worthington</text:p>
            </table:table-cell>
          </table:table-row>
          <table:table-row>
            <table:table-cell table:style-name="Table6.A1" office:value-type="string">
              <text:p text:style-name="P35">Peter Schofield</text:p>
            </table:table-cell>
            <table:table-cell table:style-name="Table6.A1" office:value-type="string">
              <text:p text:style-name="P35">Ron Faile Jr.</text:p>
            </table:table-cell>
            <table:table-cell table:style-name="Table6.A1" office:value-type="string">
              <text:p text:style-name="P36">Olivier Hallot</text:p>
            </table:table-cell>
          </table:table-row>
        </table:table>
        <text:h text:style-name="P41" text:outline-level="2"><text:bookmark-start text:name="__RefHeading__5640_15665686441"/>Zpětná vazba<text:bookmark-end text:name="__RefHeading__5640_15665686441"/></text:h>
        <text:p text:style-name="P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217799817" text:style-name="Heading_20_Note">
          <text:list-item>
            <text:p text:style-name="P46">Poznámka</text:p>
          </text:list-item>
        </text:list>
        <text:p text:style-name="P17">Všechno, co do e-mailové konference pošlete, včetně e-mailové adresy a dalších osobních informací uvedených ve zprávě, bude veřejně viditelné bez možnosti smazání.</text:p>
        <text:h text:style-name="P41" text:outline-level="2"><text:bookmark-start text:name="__RefHeading__5644_15665686441"/>Datum vydání a verze programu<text:bookmark-end text:name="__RefHeading__5644_15665686441"/></text:h>
        <text:p text:style-name="P3"><text:span text:style-name="T15">Published February 201</text:span><text:span text:style-name="T16">8</text:span><text:span text:style-name="T15">. Based on LibreOffice </text:span><text:span text:style-name="T17">6.0</text:span><text:span text:style-name="T15">.</text:span></text:p>
        <text:h text:style-name="Heading_20_2" text:outline-level="2"><text:bookmark-start text:name="__RefHeading__10532_462712302"/>Poznámka pro uživatele systému <text:span text:style-name="T26">m</text:span>ac<text:span text:style-name="T26">OS</text:span><text:bookmark-end text:name="__RefHeading__10532_462712302"/></text:h>
        <text:p text:style-name="P4">Některé klávesové zkratky a položky nabídek jsou v systému <text:span text:style-name="T26">m</text:span>ac<text:span text:style-name="T26">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Ekvivalent pro mac<text:span text:style-name="T26">OS</text:span></text:p>
            </table:table-cell>
            <table:table-cell table:style-name="Table5.A1" office:value-type="string">
              <text:p text:style-name="P27">Význam</text:p>
            </table:table-cell>
          </table:table-row>
          <table:table-row table:style-name="Table5.1">
            <table:table-cell table:style-name="Table5.A2" office:value-type="string">
              <text:p text:style-name="P29"><text:span text:style-name="LOMenuPath">Nástroje &gt; Možnosti</text:span> výběr v nabídce</text:p>
            </table:table-cell>
            <table:table-cell table:style-name="Table5.B2" office:value-type="string">
              <text:p text:style-name="P29"><text:span text:style-name="LOMenuPath">LibreOffice &gt; Předvolby</text:span></text:p>
            </table:table-cell>
            <table:table-cell table:style-name="Table5.B2" office:value-type="string">
              <text:p text:style-name="P29">Otevře nastavení s možnostmi</text:p>
            </table:table-cell>
          </table:table-row>
          <table:table-row table:style-name="Table5.1">
            <table:table-cell table:style-name="Table5.A2" office:value-type="string">
              <text:p text:style-name="P29"><text:span text:style-name="LOKeystroke">Klepnutí pravým tlačítkem</text:span></text:p>
            </table:table-cell>
            <table:table-cell table:style-name="Table5.A2" office:value-type="string">
              <text:p text:style-name="P29">Control+klepnutí a/nebo klep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LOKeystroke">Ctrl</text:span> (<text:span text:style-name="LOKeystroke">Control</text:span>)</text:p>
            </table:table-cell>
            <table:table-cell table:style-name="Table5.A2" office:value-type="string">
              <text:p text:style-name="P29">⌘ (<text:span text:style-name="LOKeystroke">Command</text:span>)</text:p>
            </table:table-cell>
            <table:table-cell table:style-name="Table5.A2" office:value-type="string">
              <text:p text:style-name="P29">Používá se i s jinými klávesami</text:p>
            </table:table-cell>
          </table:table-row>
          <table:table-row table:style-name="Table5.1">
            <table:table-cell table:style-name="Table5.A2" office:value-type="string">
              <text:p text:style-name="P29"><text:span text:style-name="LOKeystroke">F5</text:span></text:p>
            </table:table-cell>
            <table:table-cell table:style-name="Table5.A2" office:value-type="string">
              <text:p text:style-name="P29"><text:span text:style-name="LOKeystroke">Shift</text:span>+⌘+<text:span text:style-name="LOKeystroke">F5</text:span></text:p>
            </table:table-cell>
            <table:table-cell table:style-name="Table5.A2" office:value-type="string">
              <text:p text:style-name="P29">Otevře Navigátor</text:p>
            </table:table-cell>
          </table:table-row>
          <table:table-row table:style-name="Table5.1">
            <table:table-cell table:style-name="Table5.A2" office:value-type="string">
              <text:p text:style-name="P29"><text:span text:style-name="LOKeystroke">F11</text:span></text:p>
            </table:table-cell>
            <table:table-cell table:style-name="Table5.A2" office:value-type="string">
              <text:p text:style-name="P29">⌘+<text:span text:style-name="LOKeystroke">T</text:span></text:p>
            </table:table-cell>
            <table:table-cell table:style-name="Table5.A2" office:value-type="string">
              <text:p text:style-name="P29">Otevře <text:span text:style-name="T26">postranní lištu </text:span>Styly<text:span text:style-name="T26"/></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3"><text:a xlink:type="simple" xlink:href="#__RefHeading__5638_15665686441" text:style-name="Index_20_Link" text:visited-style-name="Index_20_Link">Přispěvatelé<text:tab/>2</text:a></text:p>
            <text:p text:style-name="P44"><text:a xlink:type="simple" xlink:href="#__RefHeading___Toc1847_1473846649" text:style-name="Index_20_Link" text:visited-style-name="Index_20_Link">Pro toto vydání<text:tab/>2</text:a></text:p>
            <text:p text:style-name="P44"><text:a xlink:type="simple" xlink:href="#__RefHeading___Toc1849_1473846649" text:style-name="Index_20_Link" text:visited-style-name="Index_20_Link">Pro předchozí vydání<text:tab/>2</text:a></text:p>
            <text:p text:style-name="P43"><text:a xlink:type="simple" xlink:href="#__RefHeading__5640_15665686441" text:style-name="Index_20_Link" text:visited-style-name="Index_20_Link">Zpětná vazba<text:tab/>2</text:a></text:p>
            <text:p text:style-name="P43"><text:a xlink:type="simple" xlink:href="#__RefHeading__5644_15665686441" text:style-name="Index_20_Link" text:visited-style-name="Index_20_Link">Datum vydání a verze programu<text:tab/>2</text:a></text:p>
            <text:p text:style-name="P43"><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3"><text:a xlink:type="simple" xlink:href="#__RefHeading__778_802680472" text:style-name="Index_20_Link" text:visited-style-name="Index_20_Link">Použití Navigátoru<text:tab/>5</text:a></text:p>
            <text:p text:style-name="P43"><text:a xlink:type="simple" xlink:href="#__RefHeading__12708_761994490" text:style-name="Index_20_Link" text:visited-style-name="Index_20_Link">Použití dialogového okna Hypertextový odkaz<text:tab/>6</text:a></text:p>
            <text:p text:style-name="P43"><text:a xlink:type="simple" xlink:href="#__RefHeading__1352_1458240272" text:style-name="Index_20_Link" text:visited-style-name="Index_20_Link">Úprava hypertextových odkazů<text:tab/>7</text:a></text:p>
            <text:p text:style-name="P43"><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Saving and exporting documents as HTML files<text:tab/>8</text:a></text:p>
            <text:p text:style-name="P43"><text:a xlink:type="simple" xlink:href="#__RefHeading__1590_374395303" text:style-name="Index_20_Link" text:visited-style-name="Index_20_Link">dokumenty programu Writer<text:tab/>8</text:a></text:p>
            <text:p text:style-name="P44"><text:a xlink:type="simple" xlink:href="#__RefHeading__12714_761994490" text:style-name="Index_20_Link" text:visited-style-name="Index_20_Link">Saving a Writer document as an HTML file<text:tab/>8</text:a></text:p>
            <text:p text:style-name="P44"><text:a xlink:type="simple" xlink:href="#__RefHeading___Toc6018_1646337606" text:style-name="Index_20_Link" text:visited-style-name="Index_20_Link">Exporting a single web page<text:tab/>8</text:a></text:p>
            <text:p text:style-name="P44"><text:a xlink:type="simple" xlink:href="#__RefHeading__1354_1458240272" text:style-name="Index_20_Link" text:visited-style-name="Index_20_Link">Saving as a series of web pages<text:tab/>9</text:a></text:p>
            <text:p text:style-name="P43"><text:a xlink:type="simple" xlink:href="#__RefHeading___Toc13004_1702108669" text:style-name="Index_20_Link" text:visited-style-name="Index_20_Link">Sešity programu Calc<text:tab/>10</text:a></text:p>
            <text:p text:style-name="P43"><text:a xlink:type="simple" xlink:href="#__RefHeading__12722_761994490" text:style-name="Index_20_Link" text:visited-style-name="Index_20_Link">Prezentace programu Impress<text:tab/>10</text:a></text:p>
            <text:p text:style-name="P43"><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Creating, editing, and saving HTML files using Writer/Web<text:tab/>14</text:a></text:p>
            <text:p text:style-name="P43"><text:a xlink:type="simple" xlink:href="#__RefHeading___Toc60471_3685835669" text:style-name="Index_20_Link" text:visited-style-name="Index_20_Link">Writer/Web display modes<text:tab/>14</text:a></text:p>
            <text:p text:style-name="P43"><text:a xlink:type="simple" xlink:href="#__RefHeading___Toc14726_999364991" text:style-name="Index_20_Link" text:visited-style-name="Index_20_Link">Creating and editing an HTML document<text:tab/>15</text:a></text:p>
            <text:p text:style-name="P39"><text:a xlink:type="simple" xlink:href="#__RefHeading___Toc14728_999364991" text:style-name="Index_20_Link" text:visited-style-name="Index_20_Link">Checking a web page in a browser<text:tab/>15</text:a></text:p>
          </text:index-body>
        </text:table-of-content>
        <text:p text:style-name="P26"/>
      </text:section>
      <text:h text:style-name="P63" text:outline-level="1"><text:bookmark-start text:name="__RefHeading___Toc67436_2536694537"/>Úvod<text:bookmark-end text:name="__RefHeading___Toc67436_2536694537"/></text:h>
      <text:p text:style-name="P5">HTML capabilities in LibreOffice <text:span text:style-name="T20">make it possible to</text:span> sav<text:span text:style-name="T20">e</text:span> and export documents in HTML format.</text:p>
      <text:p text:style-name="P24">This chapter describes how to do the following in Writer, Calc, Impress, and Draw:</text:p>
      <text:list xml:id="list2718051616" text:style-name="List_20_1">
        <text:list-item>
          <text:p text:style-name="P51">Create hyperlinks within a document, a<text:span text:style-name="T20">lso</text:span> to other documents such as web pages, PDFs, and other files.</text:p>
        </text:list-item>
        <text:list-item>
          <text:p text:style-name="P52">Create, edit, and save HTML documents using Writer/Web.</text:p>
        </text:list-item>
      </text:list>
      <text:p text:style-name="P24">When creating a document that you plan to deliver as a<text:span text:style-name="T7">n HTML file</text:span>, you need to consider the following:</text:p>
      <text:list xml:id="list180353767317126" text:continue-numbering="true" text:style-name="List_20_1">
        <text:list-item>
          <text:p text:style-name="P51">V dokumentu HTML jsou hypertextové odkazy aktivní (lze na ně klepnout), ale jiné křížové odkazy vkládané programem LibreOffice aktivní nejsou.</text:p>
        </text:list-item>
        <text:list-item>
          <text:p text:style-name="P5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61"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5">Hypertextové odkazy uložené v souboru mohou být buď relativní, nebo absolutní.</text:p>
      <text:p text:style-name="P5">Relativní hypertextový odkaz udává <text:span text:style-name="LOEmphasis">jak se tam dostat z místa, kde jsme nyní</text:span> (tím se myslí složka, ve které je uložen aktuální dokument), zatímco absolutní hypertextový odkaz udává <text:span text:style-name="LOEmphasis">jak se tam dostat bez ohledu na to, odkud začneme</text:span>.</text:p>
      <text:p text:style-name="P5">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5">Chceme-li změnit způsob, jakým jsou v balíku LibreOffice ukládány hypertextové odkazy v souboru, vybereme  <text:span text:style-name="LOMenuPath">Nástroje &gt; Možnosti &gt; Načítání/ukládání &gt; Obecné</text:span> a zvolíme, zda chceme ukládat URL relativně při odkazování na <text:span text:style-name="LOEmphasis">systém souborů</text:span>, <text:span text:style-name="LOEmphasis">Internet</text:span> nebo obojí.</text:p>
      <text:p text:style-name="P5">Program Calc vždy zobrazí absolutní hypertextový odkaz. Dochází k tomu i tehdy, když jsme uložili relativní hypertextový odkaz, není však třeba se znepokojovat. Taková „absolutní“ adresa cíle se změní, když soubor přesuneme.</text:p>
      <text:list xml:id="list180352930066396" text:continue-list="list2217799817" text:style-name="Heading_20_Note">
        <text:list-item>
          <text:p text:style-name="P47">Poznámka</text:p>
        </text:list-item>
      </text:list>
      <text:p text:style-name="P12">HTML Files containing links as relative to the file system that will be uploaded to a web server requires the files be in a file structure matching that of the web server. Otherwise, the links will point to the wrong folder.</text:p>
      <text:list xml:id="list2771699895" text:style-name="Heading_20_Tip">
        <text:list-item>
          <text:p text:style-name="P40">Tip</text:p>
        </text:list-item>
      </text:list>
      <text:p text:style-name="P13">Pokud ponecháme ukazatel myši nad hypertextovým odkazem, zobrazí se tip nápovědy s absolutním odkazem, protože balík LibreOffice interně používá absolutní názvy cest. The complete path and address can only be seen when you view the result of the HTML export (saving <text:span text:style-name="T21">a</text:span> spreadsheet as an HTML file), by loading the HTML file as text, or by opening it with a text editor.</text:p>
      <text:h text:style-name="P61"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33">When you type text (such as a website addresses or URL) that can be used as a hyperlink, and then press the space bar or the <text:span text:style-name="LOKeystroke">Enter</text:span> key, LibreOffice automatically creates the hyperlink and applies formatting to the text (usually a color and underlining). If this does not happen, you can enable this feature by going to <text:span text:style-name="LOMenuPath">Tools &gt; AutoCorrect Options &gt; Options</text:span> on the menu bar and selecting <text:alphabetical-index-mark text:string-value="Rozpoznání URL"/>the <text:span text:style-name="LOMenuPath">URL Recognition</text:span> option.</text:p>
      <text:p text:style-name="P5">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180352665242491" text:continue-numbering="true" text:style-name="Heading_20_Tip">
        <text:list-item>
          <text:p text:style-name="P40">Tip</text:p>
        </text:list-item>
      </text:list>
      <text:p text:style-name="P13">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Pozor: toto změní barvu všech hypertextových odkazů ve všech součástech balíku LibreOffice, což nemusí být to, co chceme.</text:p>
      <text:p text:style-name="P13">V programech Writer a Calc (ale ne v programech Draw nebo Impress) můžeme také změnit barvu znakového stylu <text:span text:style-name="LOEmphasis">Internetový odkaz</text:span> nebo definovat nové styly a použít je na vybrané odkazy.</text:p>
      <text:h text:style-name="P42" text:outline-level="2"><text:bookmark-start text:name="__RefHeading__778_802680472"/>Použití Navigátoru<text:bookmark-end text:name="__RefHeading__778_802680472"/></text:h>
      <text:p text:style-name="P5">Hypertextové odkazy je možné vkládat pomocí Navigátoru, jedná se o jednoduchý způsob, jak vložit hypertextový odkaz do jiné části téhož dokumentu.</text:p>
      <text:list xml:id="list3376266264" text:style-name="Numbering_20_1">
        <text:list-item text:start-value="1">
          <text:p text:style-name="P54">Otevřeme dokument, jenž obsahuje položky, na které chceme odkázat.</text:p>
        </text:list-item>
        <text:list-item>
          <text:p text:style-name="P54">Click on the Navigator icon in the Sidebar or press <text:span text:style-name="LOMenuPath">F5</text:span>.</text:p>
        </text:list-item>
        <text:list-item>
          <text:p text:style-name="P54">Click the triangle to the right of the <text:span text:style-name="LOMenuPath">Drag Mode</text:span> icon and select <text:span text:style-name="LOMenuPath">Insert as Hyperlink</text:span> (Figure <text:sequence-ref text:reference-format="value" text:ref-name="refFigure0">1</text:sequence-ref>). The Drag Mode icon changes shape depending on the type of insert that was previously selected. The default icon for Drag Mode is to show the Hyperlink icon<text:span text:style-name="T12"><draw:frame draw:style-name="fr6" draw:name="Image16" text:anchor-type="as-char" svg:width="0.6cm" svg:height="0.353cm" draw:z-index="1"><draw:image xlink:href="Pictures/10000201000000110000000AE16CDFB4C96690B8.png" xlink:type="simple" xlink:show="embed" xlink:actuate="onLoad" loext:mime-type="image/png"/></draw:frame></text:span>.</text:p>
        </text:list-item>
      </text:list>
      <text:p text:style-name="P18"><draw:frame draw:style-name="fr1" draw:name="Frame13" text:anchor-type="as-char" svg:width="9.999cm" draw:z-index="20"><draw:text-box fo:min-height="6.789cm"><text:p text:style-name="Caption"><draw:frame draw:style-name="fr7" draw:name="Image18" text:anchor-type="paragraph" svg:width="9.999cm" svg:height="8.454cm" draw:z-index="21"><draw:image xlink:href="Pictures/10000201000001BF0000017A0C41DDC2E5423162.png" xlink:type="simple" xlink:show="embed" xlink:actuate="onLoad" loext:mime-type="image/png"/></draw:frame>Obrázek <text:sequence text:ref-name="refFigure0" text:name="Figure" text:formula="ooow:Figure+1" style:num-format="1">1</text:sequence>: Vkládání hypertextového odkazu pomocí Navigátoru</text:p></draw:text-box></draw:frame></text:p>
      <text:list xml:id="list180354097010462" text:continue-numbering="true" text:style-name="Numbering_20_1">
        <text:list-item>
          <text:p text:style-name="P54">Select the document from the drop-down list at the bottom of the Navigator that contains the item that you want to link to.</text:p>
        </text:list-item>
        <text:list-item>
          <text:p text:style-name="P54"><text:soft-page-break/>V seznamu Navigátoru vybereme položku, kterou chceme vložit jako hypertextový odkaz.</text:p>
        </text:list-item>
        <text:list-item>
          <text:p text:style-name="P54">Přetáhneme položku do dokumentu na místo, kam chceme vložit hypertextový odkaz. Název prvku je do dokumentu vložen jako aktivní hypertextový odkaz.</text:p>
        </text:list-item>
      </text:list>
      <text:p text:style-name="P5">Pokud vkládáme pomocí Navigátoru hypertextový odkaz na objekt jako například obrázek, je vhodné, aby text odkazu byl smysluplný, například <text:span text:style-name="L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P5">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42" text:outline-level="2"><text:bookmark-start text:name="__RefHeading__12708_761994490"/>Použití dialogového okna Hypertextový odkaz<text:bookmark-end text:name="__RefHeading__12708_761994490"/></text:h>
      <text:p text:style-name="P5">You can use the Hyperlink dialog to insert a hyperlink and modify all hyperlinks.</text:p>
      <text:list xml:id="list180354077267030" text:continue-list="list180354097010462" text:style-name="Numbering_20_1">
        <text:list-item text:start-value="1">
          <text:p text:style-name="P54">Vybereme stávající text, který chceme použít jako odkaz.</text:p>
        </text:list-item>
        <text:list-item>
          <text:p text:style-name="P54">Click the <text:span text:style-name="LOStrongEmphasis">Hyperlink </text:span>icon on the Standard toolbar or go to <text:span text:style-name="LOMenuPath">Insert &gt; Hyperlink</text:span> on the menu bar to open the Hyperlink dialog (Figure <text:sequence-ref text:reference-format="value" text:ref-name="refFigure1">2</text:sequence-ref>).</text:p>
        </text:list-item>
        <text:list-item>
          <text:p text:style-name="P54">Na levé straně vybereme jednu ze čtyř kategorií hypertextových odkazů:</text:p>
        </text:list-item>
      </text:list>
      <text:list xml:id="list3096961226" text:style-name="List_20_2">
        <text:list-item>
          <text:p text:style-name="P50"><text:span text:style-name="LOStrongEmphasis">Internet</text:span>: hypertextový odkaz odkazuje na webovou adresu, která běžně začíná na http://.</text:p>
        </text:list-item>
        <text:list-item>
          <text:p text:style-name="P50"><text:span text:style-name="LOStrongEmphasis">Mail</text:span>: the hyperlink opens an email message that is pre-addressed to a particular recipient.</text:p>
        </text:list-item>
        <text:list-item>
          <text:p text:style-name="P50"><text:span text:style-name="LOStrongEmphasis">Document</text:span>: the hyperlink points to another document or to another place in the current document.</text:p>
        </text:list-item>
        <text:list-item>
          <text:p text:style-name="P50"><text:span text:style-name="LOStrongEmphasis">Nový dokument</text:span>: hypertextový odkaz vytváří nový dokument.</text:p>
        </text:list-item>
      </text:list>
      <text:list xml:id="list180353363946645" text:continue-list="list180354077267030" text:style-name="Numbering_20_1">
        <text:list-item>
          <text:p text:style-name="P54">Dialogové okno Hypertextový odkaz se mění podle vybraného typu hypertextového odkazu. Abychom hypertextový odkaz vytvořili, zadáme všechny nezbytné podrobnosti.</text:p>
        </text:list-item>
        <text:list-item>
          <text:p text:style-name="P54">Click <text:span text:style-name="LOMenuPath">Apply</text:span> <text:span text:style-name="T22">or </text:span><text:span text:style-name="LOMenuPath"><text:span text:style-name="T22">OK</text:span></text:span><text:span text:style-name="T22"> button </text:span>to create the hyperlink. <text:span text:style-name="T22">If the </text:span><text:span text:style-name="LOMenuPath"><text:span text:style-name="T22">Apply</text:span></text:span><text:span text:style-name="T22"> button is clicked</text:span> the Hyperlink dialog remains open allowing you to create another hyperlink.</text:p>
        </text:list-item>
        <text:list-item>
          <text:p text:style-name="P54">Klepnutím na <text:span text:style-name="LOMenuPath">Zavřít</text:span> dialogové okno Hypertextový odkaz zavřeme.</text:p>
        </text:list-item>
      </text:list>
      <text:p text:style-name="P18"><draw:frame draw:style-name="fr2" draw:name="Frame14" text:anchor-type="as-char" svg:width="16.125cm" draw:z-index="2"><draw:text-box fo:min-height="7.567cm"><text:p text:style-name="Caption"><draw:frame draw:style-name="fr8" draw:name="Image19" text:anchor-type="paragraph" svg:width="16cm" svg:height="6.879cm" draw:z-index="3"><draw:image xlink:href="Pictures/1000020100000457000001DF29932D0B0A614918.png" xlink:type="simple" xlink:show="embed" xlink:actuate="onLoad" loext:mime-type="image/png"/></draw:frame>Obrázek <text:sequence text:ref-name="refFigure1" text:name="Figure" text:formula="ooow:Figure+1" style:num-format="1">2</text:sequence>: Dialogové okno Hypertextový odkaz zobrazující podrobnosti odkazů na Internet</text:p></draw:text-box></draw:frame></text:p>
      <text:p text:style-name="P5">Dialogové okno se mění podle toho, jakou kategorii hypertextového odkazu zvolíme v levém panelu. Úplný popis všech voleb a souvislostí je nad rámec této kapitoly. Uvádíme souhrn běžně používaných voleb.</text:p>
      <text:list xml:id="list180353342869708" text:continue-list="list180353767317126" text:style-name="List_20_1">
        <text:list-item>
          <text:p text:style-name="P51"><text:soft-page-break/>For an <text:span text:style-name="LOEmphasis">Internet</text:span> hyperlink, choose the type of hyperlink (Web or FTP), and enter the required web address (URL).</text:p>
        </text:list-item>
        <text:list-item>
          <text:p text:style-name="P51">For a <text:span text:style-name="LOEmphasis">Mail </text:span>hyperlink, specify the address of the receiver and the subject.</text:p>
        </text:list-item>
        <text:list-item>
          <text:p text:style-name="P51">U hypertextového odkazu <text:span text:style-name="LOEmphasis">Dokument</text:span> určíme cestu k dokumentu (klepnutím na <text:span text:style-name="LOMenuPath">Otevřít soubor</text:span> otevřeme prohlížeč souborů) nebo ponecháme prázdnou hodnotu, chceme-li, aby odkaz směřoval na stejný dokument. Optionally specify the target in the document (for example a specific slide). Click the <text:span text:style-name="LOMenuPath">Target in Document</text:span> icon to open the Target in Document dialog where you can select the type of target; or, if you know the name of the target, you can type it into the box.</text:p>
        </text:list-item>
        <text:list-item>
          <text:p text:style-name="P51">U hypertextového odkazu <text:span text:style-name="LOEmphasis">Nový dokument</text:span> určíme, zda má být nově vytvořený dokument okamžitě upraven (<text:span text:style-name="LOMenuPath">Upravit nyní</text:span>) nebo zda se má jen vytvořit (<text:span text:style-name="LOMenuPath">Upravit později</text:span>). Zadáme název souboru a vybereme typ dokumentu, který se má vytvořit (textový, sešit apod.). Click the <text:span text:style-name="LOMenuPath">Select Path</text:span> icon to open a file browser and choose where to store the file.</text:p>
        </text:list-item>
      </text:list>
      <text:p text:style-name="P24">Oblast <text:span text:style-name="LOEmphasis">Další nastavení</text:span> v pravé dolní části dialogového okna je společná pro všechny kategorie hypertextových odkazů, ačkoliv některé volby se více vztahují k určitým typům odkazů.</text:p>
      <text:list xml:id="list180353946007956" text:continue-numbering="true" text:style-name="List_20_1">
        <text:list-item>
          <text:p text:style-name="P51">Hodnota <text:span text:style-name="LOStrongEmphasis">Rámec</text:span> určuje, jak se hypertextový odkaz otevře. Týká se to dokumentů otevíraných ve webovém prohlížeči.</text:p>
        </text:list-item>
        <text:list-item>
          <text:p text:style-name="P51"><text:span text:style-name="LOStrongEmphasis">Formulář</text:span> stanoví, zda má být odkaz vytvořen jako text nebo jako tlačítko. Více informací se nachází v <text:span text:style-name="LOEmphasis">kapitole 15, Using Forms in Writer, příručky Návod k používání programu Writer</text:span> (Writer Guide).</text:p>
        </text:list-item>
        <text:list-item>
          <text:p text:style-name="P51"><text:span text:style-name="L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51"><text:span text:style-name="LOStrongEmphasis">Název</text:span> se týká dokumentů HTML. Určuje text, který se přidá jako atribut <text:span text:style-name="LOComputerCode">NAME</text:span> do kódu HTML, který bude představovat hypertextový odkaz.</text:p>
        </text:list-item>
        <text:list-item>
          <text:p text:style-name="P51"><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42"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80353929095968" text:continue-list="list180353363946645" text:style-name="Numbering_20_1">
        <text:list-item text:start-value="1">
          <text:p text:style-name="P54">Klepneme kamkoliv do textu hypertextového odkazu.</text:p>
        </text:list-item>
        <text:list-item>
          <text:p text:style-name="P54">Click the <text:span text:style-name="LOStrongEmphasis">Hyperlink </text:span>icon on the Standard toolbar, or go to <text:span text:style-name="LOMenuPath">Edit &gt; Hyperlink</text:span> on the menu bar, or right-click and select <text:span text:style-name="LOMenuPath">Edit Hyperlink</text:span> from the context menu. Otevře se dialogové okno Hypertextový odkaz.</text:p>
        </text:list-item>
        <text:list-item>
          <text:p text:style-name="P54">Provedeme požadované změny a klepneme na <text:span text:style-name="LOMenuPath">Použít</text:span>, čímž změny uložíme. The Hyperlink dialog remains open, allowing you to continue editing hyperlinks. Po úpravě každého odkazu klepneme na <text:span text:style-name="LOMenuPath">Použít</text:span>.</text:p>
        </text:list-item>
        <text:list-item>
          <text:p text:style-name="P54">Až úpravy odkazů dokončíme, klepneme na <text:span text:style-name="LOMenuPath">Zavřít</text:span>.</text:p>
        </text:list-item>
      </text:list>
      <text:p text:style-name="P5">Ve výchozím nastavení aktivujeme v balíku LibreOffice hypertextové odkazy pomocí <text:span text:style-name="LOKeystroke">Ctrl+klepnutí</text:span>. This behavior can be changed in <text:span text:style-name="LOMenuPath">Tools &gt; Options &gt; LibreOffice &gt; Security &gt; Options</text:span> by deselecting the option <text:span text:style-name="LOMenuPath">Ctrl-click required to follow hyperlinks</text:span>. Pokud se odkazy aktivují klepnutím, zkontrolujte danou stránku, zda není u této možnosti zrušen výběr.</text:p>
      <text:h text:style-name="P42" text:outline-level="2"><text:bookmark-start text:name="__RefHeading__301809_625523294"/><text:alphabetical-index-mark text:string-value="odstranění" text:key1="hypertextové odkazy"/>Odstranění hypertextových odkazů<text:bookmark-end text:name="__RefHeading__301809_625523294"/></text:h>
      <text:p text:style-name="P5">Z hypertextového odkazu můžeme odstranit odkaz a ponechat pouze text tím, že klepneme pravým tlačítkem na odkaz a vybereme <text:span text:style-name="LOMenuPath">Odebrat hypertextový odkaz</text:span> v místní nabídce. Někdy bude potřeba znovu nastavit formátování, aby formát textu odpovídal zbytku dokumentu.</text:p>
      <text:p text:style-name="P5">Chceme-li text odkazu nebo tlačítka z dokumentu úplně odstranit, vybereme jej a stiskneme klávesu <text:span text:style-name="LOKeystroke">Backspace</text:span> nebo <text:span text:style-name="LOKeystroke">Delete</text:span>.</text:p>
      <text:h text:style-name="P61" text:outline-level="1"><text:bookmark-start text:name="__RefHeading__1819_1458240272"/><text:soft-page-break/>Saving and exporting documents as <text:span text:style-name="T8">HTML files</text:span><text:bookmark-end text:name="__RefHeading__1819_1458240272"/></text:h>
      <text:p text:style-name="P5">The easiest way to create HTML documents in LibreOffice is to start with an existing document. You can get a good idea of how it will appear as a web page by <text:alphabetical-index-mark text:string-value="Vzhled webu"/>using <text:span text:style-name="LOMenuPath">View &gt; Web</text:span>. Z tohoto zobrazení však nezjistíme, jaké vlastnosti se ve formátu HTML správně uloží a jaké se neuloží. Refer to “<text:bookmark-ref text:reference-format="text" text:ref-name="__RefHeading__35834_1130598086">Relative and absolute hyperlinks</text:bookmark-ref>” on page <text:bookmark-ref text:reference-format="page" text:ref-name="__RefHeading__35834_1130598086">4</text:bookmark-ref><text:s/>on what to consider before creating a web page from a document.</text:p>
      <text:h text:style-name="P42" text:outline-level="2"><text:bookmark-start text:name="__RefHeading__1590_374395303"/>dokumenty programu Writer<text:bookmark-end text:name="__RefHeading__1590_374395303"/></text:h>
      <text:h text:style-name="P57" text:outline-level="3"><text:bookmark-start text:name="__RefHeading__12714_761994490"/>Saving a Writer document as <text:span text:style-name="T13">an HTML file</text:span><text:bookmark-end text:name="__RefHeading__12714_761994490"/></text:h>
      <text:p text:style-name="P5">To save a Writer document as a single HTML f<text:span text:style-name="T23">ile</text:span>, go to <text:span text:style-name="LOMenuPath">File &gt; Save As</text:span> on the menu bar and specify <text:span text:style-name="LOMenuPath">HTML Document (Writer)</text:span> as the file type.</text:p>
      <text:p text:style-name="P6">Saving a document as HTML document produces a set of files on your disk. LibreOffice will generate the image files and the HTML files necessary to create an HTML page in the browser.</text:p>
      <text:list xml:id="list180353994541390" text:continue-list="list180352665242491" text:style-name="Heading_20_Tip">
        <text:list-item>
          <text:p text:style-name="P40">Tip</text:p>
        </text:list-item>
      </text:list>
      <text:p text:style-name="P14">Use an empty folder to save your document as HTML file and images, The number of files generated by the format conversion depends on the number of images and objects in the original text document.</text:p>
      <text:p text:style-name="P5">The file names are created following a simple rule summarized in Table <text:sequence-ref text:reference-format="value" text:ref-name="refTable0">1</text:sequence-ref>.</text:p>
      <text:p text:style-name="P32">Table <text:sequence text:ref-name="refTable0" text:name="Table" text:formula="ooow:Table+1" style:num-format="1">1</text:sequence>: Summary of the file types created when saving as HTML format</text:p>
      <table:table table:name="Table1" table:style-name="Table1">
        <table:table-column table:style-name="Table1.A"/>
        <table:table-column table:style-name="Table1.B"/>
        <table:table-row table:style-name="Table1.1">
          <table:table-cell table:style-name="Table1.A1" office:value-type="string">
            <text:p text:style-name="P28">File</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he text contents, page layout, text attributes, meta tags, and styles.</text:p>
          </table:table-cell>
        </table:table-row>
        <table:table-row table:style-name="Table1.1">
          <table:table-cell table:style-name="Table1.A2" office:value-type="string">
            <text:p text:style-name="P30">Myfile_html_[random number].gif</text:p>
          </table:table-cell>
          <table:table-cell table:style-name="Table1.A2" office:value-type="string">
            <text:p text:style-name="P30">Gif image of visible contents of OLE objects.</text:p>
          </table:table-cell>
        </table:table-row>
        <table:table-row table:style-name="Table1.1">
          <table:table-cell table:style-name="Table1.A2" office:value-type="string">
            <text:p text:style-name="P30">Myfile_html_[random number].png, jpg, or bmp</text:p>
          </table:table-cell>
          <table:table-cell table:style-name="Table1.A2" office:value-type="string">
            <text:p text:style-name="P30">Images inserted in the text document as PNG, BMP, or JPEG keep their original format.</text:p>
          </table:table-cell>
        </table:table-row>
      </table:table>
      <text:list xml:id="list180354168714148" text:continue-list="list180352930066396" text:style-name="Heading_20_Note">
        <text:list-item>
          <text:p text:style-name="P48">Poznámka</text:p>
        </text:list-item>
      </text:list>
      <text:p text:style-name="P15">The HTML transformation of the text document is limited by the HTML 4.0 Transitional specification. Text documents in office suites have a richer set of resources that will not appear in HTML, for example page formatting. Do not expect <text:span text:style-name="T23">the same</text:span> layout fidelity when saving a file with HTML format.</text:p>
      <text:p text:style-name="P7">Saving as HTML may require more work directly on the HTML code to adjust the layout of the web page. See “<text:bookmark-ref text:reference-format="text" text:ref-name="__RefHeading___Toc14722_999364991">Creating, editing, and saving HTML files using Writer/Web</text:bookmark-ref>” on page <text:bookmark-ref text:reference-format="page" text:ref-name="__RefHeading___Toc14722_999364991">14</text:bookmark-ref>.</text:p>
      <text:h text:style-name="P57" text:outline-level="3"><text:bookmark-start text:name="__RefHeading___Toc6018_1646337606"/>Exporting a single <text:alphabetical-index-mark-start text:id="IMark106377767391928" text:key1="save as"/>web page<text:bookmark-end text:name="__RefHeading___Toc6018_1646337606"/><text:alphabetical-index-mark-end text:id="IMark106377767391928"/></text:h>
      <text:p text:style-name="P5">Another way to create a HTML file is to use <text:span text:style-name="LOMenuPath">File &gt; Export</text:span> and specify <text:span text:style-name="LOMenuPath">XHTML</text:span> as the file type. LibreOffice will generate one XHTML file per text document. The image files are embedded in the XHTML file. XHTML files created by exporting a text document in LibreOffice have significant better layout rendering but fail to render objects other than images.</text:p>
      <text:list xml:id="list180352682216391" text:continue-numbering="true" text:style-name="Heading_20_Note">
        <text:list-item>
          <text:p text:style-name="P47"><text:soft-page-break/>Poznámky</text:p>
        </text:list-item>
      </text:list>
      <text:p text:style-name="P13">Program Writer nenahradí více mezer v původním dokumentu kódem HTML pro nezlomitelné mezery. Chceme-li mít v souboru HTML nebo na webové stránce mezery navíc, je nutné v LibreOffice vložit nezlomitelné mezery. Toho dosáhneme tím, že stiskneme <text:span text:style-name="LOKeystroke">Ctrl+mezerník</text:span> místo obyčejného stisknutí <text:span text:style-name="LOKeystroke">mezerníku</text:span>.</text:p>
      <text:p text:style-name="P16">The tab character is not rendered on exporting to XHTML. Instead, use borderless tables to position contents instead of the tab character in a line. This also affect<text:span text:style-name="T24">s</text:span> bullet and number lists that insert by default a tab character between the bullet or number and the text. Use a list style where the tab character is replaced by a space.</text:p>
      <text:p text:style-name="P16">Objects different than usual image formats are not rendered in LibreOffice XHTML output. These include drawings, spreadsheets, charts, and OLE object in general. To render an OLE object in XHTML, first transform its visible contents into an image and then replace the object in your document with the image.</text:p>
      <text:p text:style-name="P8">The use of styles in the text document is strongly recommended for getting the best results when exporting to HTML or XHTML.</text:p>
      <text:h text:style-name="P57" text:outline-level="3"><text:bookmark-start text:name="__RefHeading__1354_1458240272"/>Saving as a series of web pages<text:bookmark-end text:name="__RefHeading__1354_1458240272"/></text:h>
      <text:p text:style-name="P5">Program Writer umožňuje uložit rozsáhlý dokument jako sadu webových stránek (souborů HTML) včetně stránky s obsahem.</text:p>
      <text:list xml:id="list1453987078" text:style-name="Numbering_20_1">
        <text:list-item>
          <text:p text:style-name="P54">Určíme, které nadpisy by měly znamenat začátek nové stránky, a ujistíme se, že všechny tyto nadpisy mají stejný styl odstavce (například Nadpis 1).</text:p>
        </text:list-item>
        <text:list-item>
          <text:p text:style-name="P54">Go to<text:span text:style-name="LOMenuPath"> File &gt; Send &gt; Create HTML Document</text:span> on the menu bar to open the Name and Path of the HTML Document dialog (Figure <text:sequence-ref text:reference-format="value" text:ref-name="refFigure2">3</text:sequence-ref>).</text:p>
        </text:list-item>
      </text:list>
      <text:p text:style-name="P18"><draw:frame draw:style-name="fr2" draw:name="Frame22" text:anchor-type="as-char" svg:width="14cm" draw:z-index="4"><draw:text-box fo:min-height="9.195cm"><text:p text:style-name="Caption"><draw:frame draw:style-name="fr9" draw:name="Image22" text:anchor-type="paragraph" svg:width="14cm" svg:height="8.7cm" draw:z-index="5"><draw:image xlink:href="Pictures/10000201000002A5000001BEFEDEA5E1F8E4C1D0.png" xlink:type="simple" xlink:show="embed" xlink:actuate="onLoad" loext:mime-type="image/png"/></draw:frame>Figure <text:sequence text:ref-name="refFigure2" text:name="Figure" text:formula="ooow:Figure+1" style:num-format="1">3</text:sequence>: Creating a series of web pages from one document</text:p></draw:text-box></draw:frame></text:p>
      <text:list xml:id="list180353831610467" text:continue-numbering="true" text:style-name="Numbering_20_1">
        <text:list-item>
          <text:p text:style-name="P54">Zadáme název souboru, pod kterým chceme stránky uložit.</text:p>
        </text:list-item>
        <text:list-item>
          <text:p text:style-name="P54">Specify which style indicates a new page by using the <text:span text:style-name="LOMenuPath"><text:span text:style-name="T24">separated by</text:span></text:span> drop-down list at the bottom of the dialog (for example, Heading 1).</text:p>
        </text:list-item>
        <text:list-item>
          <text:p text:style-name="P54">Klepnutím na <text:span text:style-name="LOMenuPath">Uložit</text:span> vytvoříme vícestránkový dokument HTML. The resulting HTML files conform to the HTML 4 Transitional standard.</text:p>
        </text:list-item>
      </text:list>
      <text:h text:style-name="P42" text:outline-level="2"><text:bookmark-start text:name="__RefHeading___Toc13004_1702108669"/><text:soft-page-break/><text:alphabetical-index-mark-start text:id="IMark106377777781208" text:key1="web page export"/>Sešity programu Calc<text:bookmark-end text:name="__RefHeading___Toc13004_1702108669"/><text:alphabetical-index-mark-end text:id="IMark106377777781208"/></text:h>
      <text:p text:style-name="P5">V programu Calc můžeme ukládat soubory jako dokumenty HTML tak, že zvolíme <text:span text:style-name="LOMenuPath">Soubor &gt; Uložit jako</text:span> v hlavní nabídce a vybereme jako typ souboru formát <text:span text:style-name="LOMenuPath">HTML dokument (Calc)</text:span>.</text:p>
      <text:p text:style-name="P5">If the file contains more than one sheet, the additional sheets will follow one another in the HTML file. V horní části dokumentu budou umístěny odkazy na všechny listy.</text:p>
      <text:p text:style-name="P5">Program Calc také umožňuje vložit odkazy přímo do sešitu pomocí dialogového okna Hypertextový odkaz. See “<text:bookmark-ref text:reference-format="text" text:ref-name="__RefHeading__12704_761994490">Creating hyperlinks</text:bookmark-ref>” on page <text:bookmark-ref text:reference-format="page" text:ref-name="__RefHeading__12704_761994490">5</text:bookmark-ref><text:s/>for more information on hyperlinks.</text:p>
      <text:h text:style-name="P42" text:outline-level="2"><text:bookmark-start text:name="__RefHeading__12722_761994490"/><text:alphabetical-index-mark-start text:id="IMark106377771557752" text:key1="web page export"/>Prezentace programu Impress<text:bookmark-end text:name="__RefHeading__12722_761994490"/><text:alphabetical-index-mark-end text:id="IMark106377771557752"/></text:h>
      <text:list xml:id="list180353956070300" text:continue-list="list180352682216391" text:style-name="Heading_20_Note">
        <text:list-item>
          <text:p text:style-name="P47">Poznámka</text:p>
        </text:list-item>
      </text:list>
      <text:p text:style-name="P13">Saving in HTML format does not retain animation and slide transitions.</text:p>
      <text:p text:style-name="P5">Prezentace programu Impress nelze ve formátu HTML uložit, je nutné je jako dokumenty HTML exportovat. V každém kroku následujícího postupu můžeme klepnout na <text:span text:style-name="LOMenuPath">Vytvořit</text:span>. The <text:span text:style-name="T9">HTML files</text:span> created will then use the default settings that you have not changed in any way.</text:p>
      <text:list xml:id="list180352847013692" text:continue-list="list180353929095968" text:style-name="Numbering_20_1">
        <text:list-item text:start-value="1">
          <text:p text:style-name="P54">Zvolíme <text:span text:style-name="LOMenuPath">Soubor &gt; Exportovat</text:span> v hlavní nabídce a určíme název souboru a umístění, kam chceme webovou verzi prezentace uložit.</text:p>
        </text:list-item>
        <text:list-item>
          <text:p text:style-name="P54">Select <text:span text:style-name="LOMenuPath">HTML document (Impress)</text:span> as the file type and click <text:span text:style-name="LOMenuPath">Save</text:span> to open the HTML Export dialog (Figure <text:sequence-ref text:reference-format="value" text:ref-name="refFigure3">4</text:sequence-ref>).</text:p>
        </text:list-item>
      </text:list>
      <text:p text:style-name="P19"><draw:frame draw:style-name="fr3" draw:name="Frame101" text:anchor-type="as-char" svg:width="13.182cm" draw:z-index="6"><draw:text-box fo:min-height="7.567cm"><text:p text:style-name="Caption"><draw:frame draw:style-name="fr7" draw:name="Image23" text:anchor-type="paragraph" svg:width="13.182cm" svg:height="6.83cm" draw:z-index="7"><draw:image xlink:href="Pictures/10000201000002CC00000173CB977EB53DC10E02.png" xlink:type="simple" xlink:show="embed" xlink:actuate="onLoad" loext:mime-type="image/png"/></draw:frame>Figure <text:sequence text:ref-name="refFigure3" text:name="Figure" text:formula="ooow:Figure+1" style:num-format="1">4</text:sequence>: HTML Export dialog - Assign design page</text:p></draw:text-box></draw:frame></text:p>
      <text:list xml:id="list180353771515933" text:continue-numbering="true" text:style-name="Numbering_20_1">
        <text:list-item>
          <text:p text:style-name="P54">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Pokud jsme někdy dříve návrh webové stránky neuložili, není volba <text:span text:style-name="LOEmphasis">Existující návrh</text:span> k dispozici.</text:p>
        </text:list-item>
      </text:list>
      <text:list xml:id="list180353917748135" text:continue-list="list3096961226" text:style-name="List_20_2">
        <text:list-item>
          <text:p text:style-name="P50"><text:span text:style-name="LOEmphasis">Nový návrh</text:span> – na dalších stránkách průvodce bude vytvořen nový návrh.</text:p>
        </text:list-item>
        <text:list-item>
          <text:p text:style-name="P50"><text:span text:style-name="LOEmphasis">Existující návrh</text:span> – ze seznamu návrhů se načte existující návrh, který se použije v následujících krocích. V poli se seznamem se zobrazí všechny existující návrhy.</text:p>
        </text:list-item>
        <text:list-item>
          <text:p text:style-name="P50"><text:span text:style-name="LOEmphasis">Smazat vybraný návrh</text:span> smaže vybraný návrh ze seznamu. Jestliže návrh smažeme, smažeme pouze informace o návrhu. Exportovaný soubor tím smazán nebude.</text:p>
        </text:list-item>
      </text:list>
      <text:list xml:id="list180353906123719" text:continue-list="list180353771515933" text:style-name="Numbering_20_1">
        <text:list-item>
          <text:p text:style-name="P55"><text:soft-page-break/>Specify the <text:span text:style-name="LOEmphasis">Publication type</text:span> for the web pages (Figure <text:sequence-ref text:reference-format="page" text:ref-name="refFigure9">14</text:sequence-ref>), then click <text:span text:style-name="LOMenuPath">Next&gt;&gt;</text:span>. Druh publikace stanoví základní nastavení prováděného exportu. Volby jsou:</text:p>
        </text:list-item>
      </text:list>
      <text:list xml:id="list180353181925381" text:continue-list="list180353917748135" text:style-name="List_20_2">
        <text:list-item>
          <text:p text:style-name="P50"><text:span text:style-name="LOEmphasis">Standardní HTML formát</text:span> – z exportovaných stránek se vytvoří standardní HTML stránky.</text:p>
        </text:list-item>
        <text:list-item>
          <text:p text:style-name="P50"><text:span text:style-name="LOEmphasis">Standardní HTML s rámci</text:span> – vytvoří se standardní HTML stránky s rámci. Exportované stránky budou umístěny v hlavním rámci, v levém rámci bude zobrazen obsah v podobě hypertextových odkazů.</text:p>
        </text:list-item>
        <text:list-item>
          <text:p text:style-name="P50"><text:span text:style-name="LOEmphasis">Automaticky</text:span> – vytvoří se výchozí HTML prezentace určená pro informační kiosek, ve které budou po stanoveném čase snímky automaticky měnit.</text:p>
        </text:list-item>
        <text:list-item>
          <text:p text:style-name="P50"><text:span text:style-name="LO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31">For more information on the options available for this page of the HTML Export dialog, click <text:span text:style-name="LOMenuPath">Help</text:span> to open the help pages.</text:p>
      <text:p text:style-name="P19"><draw:frame draw:style-name="fr3" draw:name="Frame111" text:anchor-type="as-char" svg:width="13.206cm" draw:z-index="8"><draw:text-box fo:min-height="7.479cm"><text:p text:style-name="Caption"><draw:frame draw:style-name="fr7" draw:name="Image24" text:anchor-type="paragraph" svg:width="13.206cm" svg:height="6.842cm" draw:z-index="9"><draw:image xlink:href="Pictures/10000201000002CC00000173AFEECF43A2DF433A.png" xlink:type="simple" xlink:show="embed" xlink:actuate="onLoad" loext:mime-type="image/png"/></draw:frame>Figure <text:sequence text:ref-name="refFigure4" text:name="Figure" text:formula="ooow:Figure+1" style:num-format="1">5</text:sequence>: HTML Export dialog – Publication type page</text:p></draw:text-box></draw:frame></text:p>
      <text:list xml:id="list180353206241409" text:continue-list="list180353906123719" text:style-name="Numbering_20_1">
        <text:list-item>
          <text:p text:style-name="P54">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5">6</text:sequence-ref>), then click <text:span text:style-name="LOMenuPath">Next&gt;&gt;</text:span>. Možnosti na této stránce dialogového okna Exportovat HTML jsou následující:</text:p>
        </text:list-item>
      </text:list>
      <text:list xml:id="list180353643431558" text:continue-list="list180353181925381" text:style-name="List_20_2">
        <text:list-item>
          <text:p text:style-name="P50"><text:span text:style-name="LOEmphasis">Uložit obrázky jako</text:span> – určuje formát obrázků. Je také možné stanovit, jak budou exportované obrázky komprimovány.</text:p>
        </text:list-item>
        <text:list-item>
          <text:p text:style-name="P50"><text:span text:style-name="LOEmphasis">Rozlišení monitoru</text:span> –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50"><text:span text:style-name="LOEmphasis">Effects</text:span> – specifies whether sound files defined as an effect for slide transitions are exported and whether any hidden slides are exported.</text:p>
        </text:list-item>
      </text:list>
      <text:p text:style-name="P31">For more information on the options available for this page of the HTML Export dialog, click <text:span text:style-name="LOMenuPath">Help</text:span> to open the help pages.</text:p>
      <text:p text:style-name="P18"><text:soft-page-break/><draw:frame draw:style-name="fr3" draw:name="Frame121" text:anchor-type="as-char" svg:width="13.751cm" draw:z-index="10"><draw:text-box fo:min-height="7.9cm"><text:p text:style-name="Caption"><draw:frame draw:style-name="fr7" draw:name="graphics19" text:anchor-type="paragraph" svg:width="13.751cm" svg:height="7.124cm" draw:z-index="11"><draw:image xlink:href="Pictures/10000201000002CC000001738D5F5F1DA4B4C0A7.png" xlink:type="simple" xlink:show="embed" xlink:actuate="onLoad" loext:mime-type="image/png"/></draw:frame>Figure <text:sequence text:ref-name="refFigure5" text:name="Figure" text:formula="ooow:Figure+1" style:num-format="1">6</text:sequence>: HTML Export dialog – graphics and monitor resolution</text:p></draw:text-box></draw:frame></text:p>
      <text:list xml:id="list180353674244004" text:continue-list="list180353206241409" text:style-name="Numbering_20_1">
        <text:list-item>
          <text:p text:style-name="P54">Specify the <text:span text:style-name="LOEmphasis">Information for the title page</text:span> to be used with the web version of your presentation (Figure <text:sequence-ref text:reference-format="value" text:ref-name="refFigure6">7</text:sequence-ref>). The title page normally contains the author’s name, an e-mail address and home page, along with any additional information you may want to include. Tato stránka není k dispozici, pokud jsme dříve vybrali, že se titulní stránka nebude vytvářet, nebo jsme vybrali druh publikace Automaticky nebo WebCast.</text:p>
        </text:list-item>
      </text:list>
      <text:p text:style-name="P20"><draw:frame draw:style-name="fr3" draw:name="Frame141" text:anchor-type="as-char" svg:width="13.686cm" draw:z-index="12"><draw:text-box fo:min-height="7.929cm"><text:p text:style-name="Caption"><draw:frame draw:style-name="fr7" draw:name="Image25" text:anchor-type="paragraph" svg:width="13.686cm" svg:height="7.091cm" draw:z-index="13"><draw:image xlink:href="Pictures/10000201000002CC0000017320135579AD881C0E.png" xlink:type="simple" xlink:show="embed" xlink:actuate="onLoad" loext:mime-type="image/png"/></draw:frame>Figure <text:sequence text:ref-name="refFigure6" text:name="Figure" text:formula="ooow:Figure+1" style:num-format="1">7</text:sequence>: HTML Export dialog – title page information</text:p></draw:text-box></draw:frame></text:p>
      <text:list xml:id="list180352314087110" text:continue-numbering="true" text:style-name="Numbering_20_1">
        <text:list-item>
          <text:p text:style-name="P54">Chceme-li vytvořit hypertextový odkaz pro stažení souboru s kopií prezentace, vybereme <text:span text:style-name="LOEmphasis">Odkaz na kopii původní prezentace</text:span> a poté klepneme na <text:span text:style-name="LOMenuPath">Další&gt;&gt;.</text:span></text:p>
        </text:list-item>
        <text:list-item>
          <text:p text:style-name="P54"><text:span text:style-name="LOEmphasis">Select button style</text:span> to be used for the web pages from the designs available (Figure <text:sequence-ref text:reference-format="value" text:ref-name="refFigure7">8</text:sequence-ref>) and then click <text:span text:style-name="LOMenuPath">Next&gt;&gt;.</text:span></text:p>
        </text:list-item>
      </text:list>
      <text:p text:style-name="P31">Pokud nevybereme styl tlačítek, vytvoří se textová navigace.</text:p>
      <text:p text:style-name="P31">Tato stránka není k dispozici, pokud jsme dříve vybrali druh publikace Automaticky nebo WebCast.</text:p>
      <text:p text:style-name="P20"><text:soft-page-break/><draw:frame draw:style-name="fr3" draw:name="Frame161" text:anchor-type="as-char" svg:width="13.859cm" draw:z-index="14"><draw:text-box fo:min-height="8.026cm"><text:p text:style-name="Caption"><draw:frame draw:style-name="fr7" draw:name="Image26" text:anchor-type="paragraph" svg:width="13.859cm" svg:height="7.181cm" draw:z-index="15"><draw:image xlink:href="Pictures/10000201000002CC00000173B8C85BCECEBBBA65.png" xlink:type="simple" xlink:show="embed" xlink:actuate="onLoad" loext:mime-type="image/png"/></draw:frame>Figure <text:sequence text:ref-name="refFigure7" text:name="Figure" text:formula="ooow:Figure+1" style:num-format="1">8</text:sequence>: HTML Export dialog – button style page</text:p></draw:text-box></draw:frame></text:p>
      <text:list xml:id="list180353931664375" text:continue-numbering="true" text:style-name="Numbering_20_1">
        <text:list-item>
          <text:p text:style-name="P54"><text:span text:style-name="LOEmphasis">Select color scheme</text:span> to be used for the web pages (Figure <text:sequence-ref text:reference-format="value" text:ref-name="refFigure8">9</text:sequence-ref>) such as the color scheme and colors for text and background. Tato stránka není k dispozici, pokud jsme dříve vybrali druh publikace Automaticky nebo WebCast.</text:p>
        </text:list-item>
      </text:list>
      <text:p text:style-name="P20"><draw:frame draw:style-name="fr3" draw:name="Frame171" text:anchor-type="as-char" svg:width="13.809cm" draw:z-index="16"><draw:text-box fo:min-height="7.962cm"><text:p text:style-name="Caption"><draw:frame draw:style-name="fr7" draw:name="graphics25" text:anchor-type="paragraph" svg:width="13.809cm" svg:height="7.156cm" draw:z-index="17"><draw:image xlink:href="Pictures/10000201000002CC000001739E64F4814C9A0BA9.png" xlink:type="simple" xlink:show="embed" xlink:actuate="onLoad" loext:mime-type="image/png"/></draw:frame>Figure <text:sequence text:ref-name="refFigure8" text:name="Figure" text:formula="ooow:Figure+1" style:num-format="1">9</text:sequence>: HTML Export dialog – color scheme page</text:p></draw:text-box></draw:frame></text:p>
      <text:list xml:id="list180352727215318" text:continue-numbering="true" text:style-name="Numbering_20_1">
        <text:list-item>
          <text:p text:style-name="P54">Klepneme na <text:span text:style-name="LOMenuPath">Vytvořit</text:span>.</text:p>
        </text:list-item>
        <text:list-item>
          <text:p text:style-name="P54">Pokud jsme pro webové stránky vytvořili nový návrh, zadáme jeho název a klepneme na <text:span text:style-name="LOMenuPath">Uložit</text:span>.</text:p>
        </text:list-item>
      </text:list>
      <text:list xml:id="list180352590101027" text:continue-list="list180353956070300" text:style-name="Heading_20_Note">
        <text:list-item>
          <text:p text:style-name="P47">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If you simply save to your desktop and not in a specific folder, these separate HTML and graphics files will be placed all over your desktop.</text:p>
      <text:h text:style-name="P42" text:outline-level="2"><text:bookmark-start text:name="__RefHeading__12724_761994490"/><text:soft-page-break/>Dokumenty programu Draw<text:bookmark-end text:name="__RefHeading__12724_761994490"/></text:h>
      <text:p text:style-name="P5"><text:bookmark-start text:name="__RefHeading__5648_156656864412"/>Dokumenty programu Draw nelze uložit ve formátu HTML, je třeba je jako dokumenty HTML exportovat. Exporting drawings from Draw is similar to exporting a presentation from Impress. Zvolíme <text:span text:style-name="LOMenuPath">Soubor &gt; Exportovat</text:span> a vybereme jako typ souboru <text:span text:style-name="LOMenuPath">HTML dokument (Draw)</text:span>, poté postupujeme stejně jako při exportování prezentací programu Impress.<text:bookmark-end text:name="__RefHeading__5648_156656864412"/></text:p>
      <text:h text:style-name="P61" text:outline-level="1"><text:bookmark-start text:name="__RefHeading___Toc14722_999364991"/>Creating, editing, and saving <text:span text:style-name="T10">HTML files</text:span> using<text:span text:style-name="T10"> Writer/Web</text:span><text:bookmark-end text:name="__RefHeading___Toc14722_999364991"/></text:h>
      <text:p text:style-name="P5">LibreOffice Writer can create, edit, and save <text:span text:style-name="T10">files</text:span> in HTML format using a configuration called Writer/Web.</text:p>
      <text:p text:style-name="P10">To create a new HTML file use the menu option <text:span text:style-name="LOMenuPath">File &gt; New &gt; HTML Document</text:span>.</text:p>
      <text:p text:style-name="P21"><draw:frame draw:style-name="fr4" draw:name="Frame1" text:anchor-type="as-char" svg:width="10.873cm" draw:z-index="22"><draw:text-box fo:min-height="6.932cm"><text:p text:style-name="Caption"><draw:frame draw:style-name="fr10" draw:name="Image2" text:anchor-type="paragraph" svg:width="10.873cm" style:rel-width="100%" svg:height="6.932cm" style:rel-height="scale" draw:z-index="23"><draw:image xlink:href="Pictures/100000000000019B000001068C8F54E144743CB4.png" xlink:type="simple" xlink:show="embed" xlink:actuate="onLoad" loext:mime-type="image/png"/></draw:frame><text:span text:style-name="T14"><text:line-break/></text:span>Figure <text:sequence text:ref-name="refFigure9" text:name="Figure" text:formula="ooow:Figure+1" style:num-format="1">10</text:sequence>: Web display mode for Writer/Web</text:p></draw:text-box></draw:frame></text:p>
      <text:h text:style-name="Heading_20_2" text:outline-level="2"><text:bookmark-start text:name="__RefHeading___Toc60471_3685835669"/>Writer/Web display modes<text:bookmark-end text:name="__RefHeading___Toc60471_3685835669"/></text:h>
      <text:p text:style-name="P5">In addition to the Normal and <text:span text:style-name="T11">Web</text:span> display modes for editing (Figure <text:sequence-ref text:reference-format="value" text:ref-name="refFigure9">10</text:sequence-ref>), Writer/Web has a third editing mode called HTML Source mode (Figure <text:sequence-ref text:reference-format="value" text:ref-name="refFigure10">11</text:sequence-ref>). With the HTML Source mode, you can directly edit HTML tags such as <text:span text:style-name="LOComputerCode">&lt;p&gt;</text:span>, <text:span text:style-name="LOComputerCode">&lt;ul&gt;</text:span>, <text:span text:style-name="LOComputerCode">&lt;table&gt;</text:span>, and so on to compose web page elements. In that mode you must know the HTML markup language.</text:p>
      <text:p text:style-name="P59">You normally add content to an HTML document using the Web display mode, because it will render the contents as if displayed in a browser. Use the HTML Source editing mode to tweak the formatting.</text:p>
      <text:list xml:id="list180354174210556" text:continue-numbering="true" text:style-name="Heading_20_Note">
        <text:list-item>
          <text:p text:style-name="P49">Poznámka</text:p>
        </text:list-item>
      </text:list>
      <text:p text:style-name="P45">Because HTML markup language has fewer formatting possibilities than a text document in OpenDocument Format, Writer/Web cannot provide all formatting features for HTML documents and some formatting dialogs have fewer options available. For example, an HTML paragraph has no tab settings.</text:p>
      <text:p text:style-name="Figure"><text:soft-page-break/><draw:frame draw:style-name="fr4" draw:name="Frame2" text:anchor-type="as-char" svg:width="17cm" draw:z-index="18"><draw:text-box fo:min-height="8.195cm"><text:p text:style-name="Caption"><draw:frame draw:style-name="fr10" draw:name="Image3" text:anchor-type="paragraph" svg:width="17cm" style:rel-width="100%" svg:height="8.195cm" style:rel-height="scale" draw:z-index="19"><draw:image xlink:href="Pictures/10000000000002850000013744B942605D912644.png" xlink:type="simple" xlink:show="embed" xlink:actuate="onLoad" loext:mime-type="image/png"/></draw:frame><text:span text:style-name="T14"><text:line-break/></text:span>Figure <text:sequence text:ref-name="refFigure10" text:name="Figure" text:formula="ooow:Figure+1" style:num-format="1">11</text:sequence>: HTML Source view mode</text:p></draw:text-box></draw:frame></text:p>
      <text:h text:style-name="P42" text:outline-level="2"><text:bookmark-start text:name="__RefHeading___Toc14726_999364991"/>Creating and editing an HTML document<text:bookmark-end text:name="__RefHeading___Toc14726_999364991"/></text:h>
      <text:p text:style-name="P5">To create an HTML document, choose <text:span text:style-name="LOMenuPath">File &gt; New &gt; HTML Document</text:span>. Writer/Web opens a blank document in w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P5">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value" text:ref-name="refFigure10">11</text:sequence-ref>).</text:p>
      <text:list xml:id="list180353184815994" text:continue-numbering="true" text:style-name="Heading_20_Note">
        <text:list-item>
          <text:p text:style-name="P47">Poznámka</text:p>
        </text:list-item>
      </text:list>
      <text:p text:style-name="P13">The HTML markup content generated by Writer/Web is limited to the production of a displayable document in a web browser. It does not consider other components of a website such as external cascading style sheets (CSS), external <text:span text:style-name="T25">JavaScript</text:span>, or other script languages. Use the HTML Source mode to manually insert links to these external components into the page.</text:p>
      <text:h text:style-name="Heading_20_1" text:outline-level="1"><text:bookmark-start text:name="__RefHeading___Toc14728_999364991"/>Checking a web page in a browser<text:bookmark-end text:name="__RefHeading___Toc14728_999364991"/></text:h>
      <text:p text:style-name="P9">It is important to check your web pages (HTML documents) in a web browser such as Mozilla Firefox, Google Chrome, Microsoft Edge, or Safari. Not all browsers render HTML files the same way, so if possible, check the contents in several browsers.</text:p>
      <text:p text:style-name="Text_20_body">To make LibreOffice open your default web browser and display the contents of a document, go to <text:span text:style-name="LOMenuPath">File &gt; Preview in Web Browser</text:span>. You can also open any web browser and then open the HTML file i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Checking a web page in a browser</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Creating, editing, and saving HTML files using Writer/Web</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2 Vytváříme HTML soubor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12 Vytváříme HTML soubory</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04:21:24.216000000</meta:creation-date>
    <meta:editing-duration>P0D</meta:editing-duration>
    <meta:editing-cycles>1</meta:editing-cycles>
    <meta:generator>LibreOffice/6.1.1.2$MacOSX_X86_64 LibreOffice_project/5d19a1bfa650b796764388cd8b33a5af1f5baa1b</meta:generator>
    <dc:title>Kapitola 12 Vytváříme HTML soubory</dc:title>
    <meta:document-statistic meta:table-count="4" meta:image-count="13" meta:object-count="0" meta:page-count="15" meta:paragraph-count="257" meta:word-count="4416" meta:character-count="25320" meta:non-whitespace-character-count="21168"/>
    <meta:template xlink:type="simple" xlink:actuate="onRequest" xlink:title="LO_6.0_Chapter_Template" xlink:href="../../../../../../.config/libreoffice/4/user/template/LO_6.0_Chapter_Template.ott" meta:date="2018-05-18T16:58:07.217000000"/>
  </office:meta>
</office:document-meta>
</file>